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list-style-name="L1">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list-style-name="L2">
      <style:paragraph-properties fo:margin-left="0cm" fo:margin-right="0cm" fo:text-indent="0cm" style:auto-text-indent="false"/>
    </style:style>
    <style:style style:name="P4" style:family="paragraph" style:parent-style-name="Standard" style:master-page-name="">
      <style:paragraph-properties fo:margin-left="0cm" fo:margin-right="0cm" fo:text-indent="0cm" style:auto-text-indent="false" fo:keep-with-next="always"/>
      <style:text-properties fo:font-weight="bold" style:font-weight-asian="bold" style:font-weight-complex="bold"/>
    </style:style>
    <style:style style:name="P5" style:family="paragraph" style:parent-style-name="Standard" style:master-page-name="">
      <style:paragraph-properties fo:margin-left="0cm" fo:margin-right="0cm" fo:keep-together="always" fo:text-indent="0cm" style:auto-text-indent="false" fo:keep-with-next="always"/>
      <style:text-properties fo:font-weight="bold" style:font-weight-asian="bold" style:font-weight-complex="bold"/>
    </style:style>
    <style:style style:name="P6" style:family="paragraph" style:parent-style-name="Standard">
      <style:paragraph-properties fo:margin-left="0cm" fo:margin-right="0cm" fo:text-indent="0cm" style:auto-text-indent="false"/>
      <style:text-properties fo:font-weight="normal" style:font-weight-asian="normal" style:font-weight-complex="normal"/>
    </style:style>
    <text:list-style style:name="L1">
      <text:list-level-style-number text:level="1" text:style-name="Zeichenformat" style:num-suffix="." style:num-format="1">
        <style:list-level-properties text:space-before="0.635cm" text:min-label-width="0.635cm"/>
      </text:list-level-style-number>
      <text:list-level-style-number text:level="2" text:style-name="Zeichenformat" style:num-suffix="." style:num-format="1">
        <style:list-level-properties text:space-before="1.27cm" text:min-label-width="0.635cm"/>
      </text:list-level-style-number>
      <text:list-level-style-number text:level="3" text:style-name="Zeichenformat" style:num-suffix="." style:num-format="1">
        <style:list-level-properties text:space-before="1.905cm" text:min-label-width="0.635cm"/>
      </text:list-level-style-number>
      <text:list-level-style-number text:level="4" text:style-name="Zeichenformat" style:num-suffix="." style:num-format="1">
        <style:list-level-properties text:space-before="2.54cm" text:min-label-width="0.635cm"/>
      </text:list-level-style-number>
      <text:list-level-style-number text:level="5" text:style-name="Zeichenformat" style:num-suffix="." style:num-format="1">
        <style:list-level-properties text:space-before="3.175cm" text:min-label-width="0.635cm"/>
      </text:list-level-style-number>
      <text:list-level-style-number text:level="6" text:style-name="Zeichenformat" style:num-suffix="." style:num-format="1">
        <style:list-level-properties text:space-before="3.81cm" text:min-label-width="0.635cm"/>
      </text:list-level-style-number>
      <text:list-level-style-number text:level="7" text:style-name="Zeichenformat" style:num-suffix="." style:num-format="1">
        <style:list-level-properties text:space-before="4.445cm" text:min-label-width="0.635cm"/>
      </text:list-level-style-number>
      <text:list-level-style-number text:level="8" text:style-name="Zeichenformat" style:num-suffix="." style:num-format="1">
        <style:list-level-properties text:space-before="5.08cm" text:min-label-width="0.635cm"/>
      </text:list-level-style-number>
      <text:list-level-style-number text:level="9" text:style-name="Zeichenformat" style:num-suffix="." style:num-format="1">
        <style:list-level-properties text:space-before="5.715cm" text:min-label-width="0.635cm"/>
      </text:list-level-style-number>
      <text:list-level-style-number text:level="10" text:style-name="Zeichenformat"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aktorIPS Kurzbeschreibung</text:h>
      <text:p text:style-name="Standard">FaktorIPS ist ein OpenSource-Werkzeug zur modellgetriebenen Entwicklung versicherungsfachlicher Softwaresysteme<text:note text:id="ftn1" text:note-class="footnote"><text:note-citation>1</text:note-citation><text:note-body><text:p text:style-name="Footnote">Modell driven software development (MDSD). Eine sehr gute Beschreibung der zugrundeliegenden Konzepte findet sich in Stahl, Völter: Modellgetriebene Softwareentwicklung.</text:p></text:note-body></text:note> mit Fokus auf der einheitlichen Abbildung des Produktwissens. Insbesondere können mit FaktorIPS nicht nur die Modelle der Systeme bearbeitet werden, sondern auch die Produktinformationen selbst verwaltet werden. Neben reinen Produktdaten können einzelne Produktaspekte auch über eine Excel-ähnliche Formelsprache definiert werden. Ergänzt wird dies um die Möglichkeit Tabellen zu verwalten und fachliche Testfälle zu definieren und auszuführen.</text:p>
      <text:p text:style-name="Standard"/>
      <text:p text:style-name="Standard">Technisch basiert FaktorIPS auf der Eclipse Plattform (www.eclipse.org). Die Modellierung und die Produktdefinition werden durch eigene Views, Editoren und Perspektiven unterstützt. Aus dem Modell und der Produktdefinition wird durch Codegeneratoren Java Sourcecode erstellt. Die generierten Javaklassen sind auf jeder JVM (1.4 und höher) ausführbar. Damit können sie direkt in allen gängigen J2EE Architekturen verwendet werden und laufen ohne Anpassung auf allen Plattformen, auf denen eine JRE zur Verfügung steht. In andere Umgebungen können sie über die Protokolle JNI und SOAP oder über Webservices eingebunden werden.</text:p>
      <text:p text:style-name="Standard"/>
      <text:p text:style-name="Standard">FaktorIPS kann in den folgenden zwei Szenarien eingesetzt werden:</text:p>
      <text:p text:style-name="Standard"/>
      <text:list text:style-name="L1">
        <text:list-item>
          <text:p text:style-name="P1">Entwicklung eines zentralen Produktservers <text:line-break/>In diesem Fall wird FaktorIPS einerseits zur Modellierung des Produkt&amp;Vertragsmodells verwendet. In dem generierten Sourcecode werden produktspezifische Methoden wie Berechnungen und Prüfungen direkt in Java realisiert. Andererseits werden über die Perspektive zur Produktdefinition die Produktinformationen verwaltet. <text:line-break/></text:p>
        </text:list-item>
        <text:list-item>
          <text:p text:style-name="P1">Entwicklung eines neuen versicherungsfachlichen Systemes<text:line-break/>Hier wird FaktorIPS unmittelbar zur Modellierung der Geschäftsobjekte des Systems (Police, Vertrag, Angebot, etc.) inklusive der Produktklassen verwendet. In dem generierten Sourcecode wird die Geschäftslogik des Systems inklusive der Produktlogik implementiert. Über die Perspektive zur Produktdefinition werden die Produktinformationen verwaltet.</text:p>
        </text:list-item>
      </text:list>
      <text:p text:style-name="P2"/>
      <text:p text:style-name="P2">FaktorIPS enthält die folgenden Bestandteile zur Entwicklung eines solchen Systems:</text:p>
      <text:p text:style-name="P2"/>
      <text:list text:style-name="L2">
        <text:list-item>
          <text:p text:style-name="P3">Modellierungswerkzeug<text:line-break/>Mit dem Modellierungswerkzeug wird ein Modell der Versicherungsprodukte und der abschließbaren Verträge bzw. Versicherungspolicen entworfen. Insbesondere wird dabei definiert, welche Vertragsaspekte über das Produkt gesteuert werden. Zum Beispiel kann festgelegt werden, dass der zulässige Wertebereich für ein Attribut einer Vertragsklasse im Produkt definiert wird.<text:line-break/></text:p>
        </text:list-item>
        <text:list-item>
          <text:p text:style-name="P3">Codegeneratoren<text:line-break/>Diese generieren aus dem Modell Java Sourcecode. Dadurch wird sichergestellt, dass Designaspekte wie die Abbildung von Produktänderungen im Zeitablauf, die Abbildung von produktspezifischen Wertebereiche, die Ausführungen von Prüfungen etc. einheitlich gelöst sind. In dem generierten Sourcecode implementiert der Anwendungsentwickler die versicherungsfachlichen Methoden zur Beitragsberechnung, Dynamik, etc. Diese Erweiterungen im Sourcecode bleiben durch ein Mergeverfahren bei erneuter Generierung erhalten.</text:p>
          <text:p text:style-name="P3"/>
        </text:list-item>
        <text:list-item>
          <text:p text:style-name="P3">Produktdefinitionswerkzeuge<text:line-break/>Auf Basis des Produktmodells können mit den Produktdefinitionswerkzeugen konkrete Produkte definiert werden. Ein Produkt kann dabei aus einzelnen Produktbausteinen kombiniert werden. Die Eigenschaften dieser Bausteine werden in einem eigenen Editor erfasst. Dieser unterstützt auch die Definition von Formeln in Excel-Syntax. Über einen Kopier-Assistenten können neue Tarifgenerationen schnell erzeugt werden.<text:line-break/></text:p>
        </text:list-item>
        <text:list-item>
          <text:p text:style-name="P3">Tabellenwerkzeuge<text:line-break/>Mit den Tabellenwerkzeugen können einerseits Tabellenstrukturen definiert werden, andererseits die Tabelleninhalte bearbeitet werden. Aus versicherungsfachlichen Methoden kann durch spezielle Caching- und Suchalgorithmen extrem effizient auf diese Tabelleninhalte zugegriffen werden. Produktentwickler können Daten aus Excel importieren und nach Excel exportieren.<text:line-break/></text:p>
        </text:list-item>
        <text:list-item>
          <text:p text:style-name="P3">Testwerkzeuge<text:line-break/>FaktorIPS bietet dem Produktentwickler die Möglichkeit Testfälle zu definieren und auszuführen. Mit diesen Testfällen wird sowohl das Modell bzw. der Java Sourcecode als auch die Produktdaten getestet werden. Darüber hinaus kann die Anwendungsentwicklung den Sourcecode unabhängig von den aktuellen Produktdaten testen, um so zum Beispiel Grenzfälle und Kombinationen zu testen, die in den aktuellen Produktdaten nicht abgedeckt sind.<text:line-break/></text:p>
        </text:list-item>
        <text:list-item>
          <text:p text:style-name="P3">Teamfunktionen<text:line-break/>Alle Informationen werden in einem Konfigurationsmanagement-Werkzeug verwaltet. FaktorIPS nutzt hierzu die Möglichkeit von Eclipse beliebige KM-Werkzeuge anzubinden. Damit ist jederzeit nachvollziehbar, wann und durch wen Änderungen durchgeführt wurden. Werkzeuge zum Vergleich unterschiedlicher Versionen erleichtern die Analyse was geändert wurde. Ebenso wird die Entwicklung mehrerer Sparten in unterschiedlichen Teams mit abweichenden Releasezyklen unterstützt.<text:line-break/></text:p>
        </text:list-item>
      </text:list>
      <text:p text:style-name="P2">Unabhängig davon, ob mit FaktorIPS ein zentraler Produktserver oder unmittelbar die Geschäftsobjekte eines operativen Systems entwickelt werden, unterstützt FaktorIPS mit den oben aufgeführten Werkzeugen die folgenden Benutzergruppen:</text:p>
      <text:p text:style-name="P2"/>
      <text:p text:style-name="P4">Modellierer / Entwickler</text:p>
      <text:p text:style-name="P2">Modellierer definieren mit FaktorIPS ein Klassenmodell der zu entwickelnden Sparte(n). Ein wesentlicher Teil der Modellbildung ist dabei die Definition produktabhängige Aspekte, die durch Produktentwickler parametrisiert werden können. Die Codegeneratoren von FaktorIPS generieren aus dem Modell Javaklassen. Der Entwickler erweitert die generierten Javaklassen um die Geschäftslogik, die sich am besten in einer Programmiersprache beschreiben läßt, also etwa komplexe Berechnungsvorschriften, Prüfungen oder Vorgänge wie die Beitragsfreistellung eines Vertrages. Innerhalb der Methoden kann dabei auf die Produktparameter bzw. produktspezifische Formeln zugegriffen zugegriffen werden. </text:p>
      <text:p text:style-name="P2"/>
      <text:p text:style-name="P2">Die Rolle Modellierer / Entwickler wird in der Regel durch Mitarbeiter der Anwendungs-entwicklung des Versicherungsunternehmens wahrgenommen.</text:p>
      <text:p text:style-name="P2"/>
      <text:p text:style-name="P5">Produktentwickler</text:p>
      <text:p text:style-name="P6">Produktentwickler definieren Produkte durch Kombination von einzelnen Produktbausteinen. Neue Produktbausteine können innerhalb der durch das Modell beschriebenen Grenzen definiert werden. Das (Produktklassen)Modell stellt also die Schnittstellen zwischen Produktentwickler und Modellierer/Java-Entwickler dar. Das Modell wird so designed, dass modellkonforme Produkte, in allen operativen Systemen, die die Modellklassen verwenden, ablauffähig sind. Andersherum sollte das Modell natürlich alle Produktevarianten unterstützen, die die operativen Systeme zulassen. Der Produktentwickler kann somit im Rahmen des Modells neue Produkte definieren und diese ohne Unterstützung durch die Anwendungsentwicklung nehmen. Änderungen an den operativen Systemen oder der Schnittstellen sind in diesem Fall nicht erforderlich. Neue Produkte, die eine Änderung in den operativen Systemen erfordern, werden durch den Modellierer/Entwickler in das Modell eingearbeitet. In diesem Fall erfolgt die Produkteinführung also in einem Projekt, an dem Produktentwickler und Modellierer/Entwickler beteiligt sind. </text:p>
      <text:p text:style-name="P6"/>
      <text:p text:style-name="P6">Die Rolle Produktentwickler wird in der Regel durch Mitarbeiter der Fachabteilung des Versicherungsunternehmens wahrgenommen.</text:p>
      <text:p text:style-name="P2"/>
      <text:p text:style-name="P4">Tester</text:p>
      <text:p text:style-name="P6">Der Tester definiert Testfälle für das Modell bzw. den Programmcode und die Produkt-informationen. Fehler berichtet er an die Produktentwickler bzw. die Modellierer/Entwickler.</text:p>
      <text:p text:style-name="P6"/>
      <text:p text:style-name="P6">Die Rolle Tester wird in der Regel durch Mitarbeiter der Fachabteilung des Versicherungsunternehmens wahrgenommen, häufig in Personalunion mit der Rolle Produkt-entwickler.</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an Ortmann</meta:initial-creator>
    <meta:creation-date>2006-08-12T15:18:51</meta:creation-date>
    <dc:creator>Jan Ortmann</dc:creator>
    <dc:date>2006-09-11T22:29:41</dc:date>
    <dc:language>de-DE</dc:language>
    <meta:editing-cycles>25</meta:editing-cycles>
    <meta:editing-duration>PT4H16M20S</meta:editing-duration>
    <meta:user-defined meta:name="Info 1"/>
    <meta:user-defined meta:name="Info 2"/>
    <meta:user-defined meta:name="Info 3"/>
    <meta:user-defined meta:name="Info 4"/>
    <meta:document-statistic meta:table-count="0" meta:image-count="0" meta:object-count="0" meta:page-count="3" meta:paragraph-count="24" meta:word-count="911" meta:character-count="7635"/>
  </office:meta>
</office:document-meta>
</file>